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CM Roman CE'" style:font-style-name="Regular" style:font-pitch="variable" style:font-charset="x-symbol" fo:font-size="32pt"/>
    </style:style>
    <style:style style:name="P2" style:family="paragraph">
      <style:text-properties fo:font-family="'CM Roman CE'" style:font-style-name="Bold" style:font-pitch="variable" style:font-charset="x-symbol"/>
    </style:style>
    <style:style style:name="P3" style:family="paragraph">
      <style:text-properties fo:font-family="'CM Sans CE'" style:font-style-name="Regular" style:font-family-generic="swiss" style:font-pitch="variable" style:font-charset="x-symbol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family="'CM Sans CE'" style:font-style-name="Regular" style:font-family-generic="swiss" style:font-pitch="variable" style:font-charset="x-symbol" fo:font-size="18pt"/>
    </style:style>
    <style:style style:name="T1" style:family="text">
      <style:text-properties fo:font-family="'CM Roman CE'" style:font-style-name="Regular" style:font-pitch="variable" style:font-charset="x-symbol" fo:font-size="32pt" style:font-size-asian="20pt" style:font-size-complex="20pt"/>
    </style:style>
    <style:style style:name="T2" style:family="text">
      <style:text-properties fo:font-family="'CM Roman CE'" style:font-style-name="Bold" style:font-pitch="variable" style:font-charset="x-symbol" fo:font-weight="bold" style:font-weight-asian="bold" style:font-weight-complex="bold"/>
    </style:style>
    <style:style style:name="T3" style:family="text">
      <style:text-properties fo:font-family="'CM Roman CE'" style:font-style-name="Bold" style:font-pitch="variable" style:font-charset="x-symbol" fo:font-size="24pt" fo:font-weight="bold" style:font-size-asian="18pt" style:font-weight-asian="bold" style:font-size-complex="18pt" style:font-weight-complex="bold"/>
    </style:style>
    <style:style style:name="T4" style:family="text">
      <style:text-properties fo:font-family="'Courier 10 Pitch'" style:font-style-name="Regular" style:font-pitch="fixed" fo:font-size="24pt" style:font-size-asian="18pt" style:font-size-complex="18pt"/>
    </style:style>
    <style:style style:name="T5" style:family="text">
      <style:text-properties fo:font-family="'CM Roman CE'" style:font-style-name="Regular" style:font-pitch="variable" style:font-charset="x-symbol" fo:font-size="24pt" style:font-size-asian="18pt" style:font-size-complex="18pt"/>
    </style:style>
    <style:style style:name="T6" style:family="text">
      <style:text-properties fo:font-family="'CM Sans CE'" style:font-style-name="Regular" style:font-family-generic="swiss" style:font-pitch="variable" style:font-charset="x-symbol" fo:font-size="24pt" style:font-size-asian="18pt" style:font-size-complex="18pt"/>
    </style:style>
    <style:style style:name="T7" style:family="text">
      <style:text-properties fo:color="#008000" fo:font-family="'CM Roman CE'" style:font-style-name="Regular" style:font-pitch="variable" style:font-charset="x-symbol" fo:font-size="32pt" style:font-size-asian="20pt" style:font-size-complex="20pt"/>
    </style:style>
    <style:style style:name="T8" style:family="text">
      <style:text-properties fo:color="#008000" fo:font-family="'CM Roman CE'" style:font-style-name="Regular" style:font-pitch="variable" style:font-charset="x-symbol" fo:font-size="24pt" style:font-size-asian="18pt" style:font-size-complex="18pt"/>
    </style:style>
    <style:style style:name="T9" style:family="text">
      <style:text-properties fo:font-family="'CM Roman CE'" style:font-style-name="Regular" style:font-pitch="variable" style:font-charset="x-symbol" fo:font-size="24pt" fo:font-weight="bold" style:font-size-asian="18pt" style:font-weight-asian="bold" style:font-size-complex="18pt" style:font-weight-complex="bold"/>
    </style:style>
    <style:style style:name="T10" style:family="text">
      <style:text-properties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style:style style:name="T11" style:family="text">
      <style:text-properties fo:color="#008000" fo:font-family="'CM Roman CE'" style:font-style-name="Regular" style:font-pitch="variable" style:font-charset="x-symbol" fo:font-size="2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Compilers change code to make it run faster</text:span></text:p>
          </draw:text-box>
        </draw:frame>
        <draw:frame draw:style-name="gr2" draw:text-style-name="P2" draw:layer="layout" svg:width="5.18cm" svg:height="1.314cm" svg:x="1.805cm" svg:y="4.401cm">
          <draw:text-box>
            <text:p><text:span text:style-name="T2"><text:s/></text:span><text:span text:style-name="T3">Example:</text:span></text:p>
          </draw:text-box>
        </draw:frame>
        <draw:frame draw:style-name="gr2" draw:layer="layout" svg:width="11.678cm" svg:height="5.161cm" svg:x="4.445cm" svg:y="5.715cm">
          <draw:text-box>
            <text:p><text:span text:style-name="T4">timeout= timeout/ 4;</text:span></text:p>
            <text:p><text:span text:style-name="T4"/></text:p>
            <text:p><text:span text:style-name="T4"/></text:p>
            <text:p><text:span text:style-name="T4"/></text:p>
            <text:p><text:span text:style-name="T4">timeout= timeout &gt;&gt; 2;</text:span></text:p>
          </draw:text-box>
        </draw:frame>
        <draw:frame draw:style-name="gr3" draw:text-style-name="P3" draw:layer="layout" svg:width="22.918cm" svg:height="8.519cm" svg:x="2.119cm" svg:y="5.715cm">
          <draw:text-box>
            <text:p><text:span text:style-name="T5">In C:</text:span></text:p>
            <text:p><text:span text:style-name="T6"/></text:p>
            <text:p><text:span text:style-name="T5">is often optimized to:</text:span></text:p>
            <text:p><text:span text:style-name="T6"/></text:p>
            <text:p><text:span text:style-name="T6"/></text:p>
            <text:p><text:span text:style-name="T6"/></text:p>
            <text:p><text:span text:style-name="T5">On modern processors, a shift instruction usually runs about </text:span></text:p>
            <text:p><text:span text:style-name="T5">10x faster than a divide instruction.</text:span><text:span text:style-name="T6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But some optimizations don't hold for all data values.</text:span></text:p>
          </draw:text-box>
        </draw:frame>
        <draw:frame draw:style-name="gr2" draw:layer="layout" svg:width="22.854cm" svg:height="14.981cm" svg:x="4.324cm" svg:y="4.815cm">
          <draw:text-box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tax= income* FEDERAL_RATE/ 100 + </text:span></text:p>
            <text:p><text:span text:style-name="T4"><text:s text:c="9"/></text:span><text:span text:style-name="T4">income * STATE_RATE/ 100;</text:span></text:p>
            <text:p><text:span text:style-name="T4"><text:s text:c="3"/></text:span><text:span text:style-name="T4">return tax;</text:span></text:p>
            <text:p><text:span text:style-name="T4">}</text:span></text:p>
            <text:p><text:span text:style-name="T4"/></text:p>
            <text:p><text:span text:style-name="T4"/></text:p>
            <text:p><text:span text:style-name="T4">unsigned compute_tax( unsigned income )</text:span></text:p>
            <text:p><text:span text:style-name="T4">{</text:span></text:p>
            <text:p><text:span text:style-name="T4"><text:s text:c="3"/></text:span><text:span text:style-name="T4">// One div fewer! One mult fewer!</text:span></text:p>
            <text:p><text:span text:style-name="T4"><text:s text:c="3"/></text:span><text:span text:style-name="T4">tax= income* (FEDERAL_RATE+ STATE_RATE)/ </text:span></text:p>
            <text:p><text:span text:style-name="T4"><text:s text:c="9"/></text:span><text:span text:style-name="T4">100;</text:span></text:p>
            <text:p><text:span text:style-name="T4"><text:s text:c="3"/></text:span><text:span text:style-name="T4">return tax;</text:span></text:p>
            <text:p><text:span text:style-name="T4">}</text:span></text:p>
          </draw:text-box>
        </draw:frame>
        <draw:frame draw:style-name="gr3" draw:text-style-name="P3" draw:layer="layout" svg:width="5.358cm" svg:height="9.731cm" svg:x="2.119cm" svg:y="4.8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ptimized to: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Question:</text:span></text:p>
          </draw:text-box>
        </draw:frame>
        <draw:frame draw:style-name="gr3" draw:text-style-name="P3" draw:layer="layout" svg:width="24.543cm" svg:height="4.436cm" svg:x="2.119cm" svg:y="5.815cm">
          <draw:text-box>
            <text:p><text:span text:style-name="T5">What happens when the business grows enough that the variable </text:span></text:p>
            <text:p><text:span text:style-name="T5">“</text:span><text:span text:style-name="T5">income” exceeds 1 billion? <text:s/>(Assume a 32-bit integer length. <text:s/></text:span></text:p>
            <text:p><text:span text:style-name="T5">The sum of the two tax rates is at least 10.)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The LLVM compiler family calls the results in these corner cases “</text:span><text:span text:style-name="T7">poison</text:span><text:span text:style-name="T1">”.</text:span></text:p>
          </draw:text-box>
        </draw:frame>
        <draw:frame draw:style-name="gr2" draw:layer="layout" svg:width="18.79cm" svg:height="7.125cm" svg:x="2.54cm" svg:y="11.43cm">
          <draw:text-box>
            <text:p><text:span text:style-name="T4">int16_t compute_result( int16_t aa )</text:span></text:p>
            <text:p><text:span text:style-name="T4">{</text:span></text:p>
            <text:p><text:span text:style-name="T4"><text:s text:c="3"/></text:span><text:span text:style-name="T4">return 75 &lt;&lt; aa;</text:span></text:p>
            <text:p><text:span text:style-name="T4">}</text:span></text:p>
            <text:p><text:span text:style-name="T4"/></text:p>
            <text:p><text:span text:style-name="T4">int16_t foo= compute_result( 20 );</text:span></text:p>
            <text:p><text:span text:style-name="T4"/></text:p>
          </draw:text-box>
        </draw:frame>
        <draw:frame draw:style-name="gr3" draw:text-style-name="P3" draw:layer="layout" svg:width="25.492cm" svg:height="6.554cm" svg:x="2.119cm" svg:y="5.715cm">
          <draw:text-box>
            <text:p><text:span text:style-name="T5">If the optimized assembler code can ever generate a </text:span><text:span text:style-name="T8">poison</text:span><text:span text:style-name="T5"> value, </text:span></text:p>
            <text:p><text:span text:style-name="T5">AND the </text:span><text:span text:style-name="T8">poison</text:span><text:span text:style-name="T5"> value can be output (as opposed to being dropped),</text:span></text:p>
            <text:p><text:span text:style-name="T5">the optimization is dangerous and must be avoided.</text:span></text:p>
            <text:p><text:span text:style-name="T5"/></text:p>
            <text:p><text:span text:style-name="T5">Does this generate </text:span><text:span text:style-name="T8">poison</text:span><text:span text:style-name="T5">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ummary of rules for handling </text:span><text:span text:style-name="T7">poison</text:span><text:span text:style-name="T1">:</text:span></text:p>
          </draw:text-box>
        </draw:frame>
        <draw:frame draw:style-name="gr5" draw:text-style-name="P3" draw:layer="layout" svg:width="25.635cm" svg:height="9.731cm" svg:x="2.119cm" svg:y="3.715cm">
          <draw:text-box>
            <text:list text:style-name="L2">
              <text:list-item>
                <text:p><text:span text:style-name="T5"><text:s/></text:span><text:span text:style-name="T5">Once a </text:span><text:span text:style-name="T8">poison</text:span><text:span text:style-name="T5"> value is generated, all values derived from it </text:span></text:p>
                <text:p><text:span text:style-name="T5">are also </text:span><text:span text:style-name="T8">poison</text:span><text:span text:style-name="T5">.</text:span></text:p>
              </text:list-item>
              <text:list-item>
                <text:p><text:span text:style-name="T5"><text:s/></text:span><text:span text:style-name="T8">Poison</text:span><text:span text:style-name="T5"> can be passed into a function, and returned from a function.</text:span></text:p>
              </text:list-item>
              <text:list-item>
                <text:p><text:span text:style-name="T5"><text:s/></text:span><text:span text:style-name="T5">A value remains </text:span><text:span text:style-name="T8">poisoned</text:span><text:span text:style-name="T5"> when stored in memory, and when </text:span></text:p>
                <text:p><text:span text:style-name="T5">recalled from memory.</text:span></text:p>
              </text:list-item>
              <text:list-item>
                <text:p><text:span text:style-name="T5"><text:s/></text:span><text:span text:style-name="T5">If a </text:span><text:span text:style-name="T8">poison</text:span><text:span text:style-name="T5"> value is ever output, the program has failed. <text:s/>(A </text:span><text:span text:style-name="T8">poison</text:span></text:p>
                <text:p><text:span text:style-name="T5">value must be dropped internally.)</text:span></text:p>
                <text:p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(cont)</text:span></text:p>
          </draw:text-box>
        </draw:frame>
        <draw:frame draw:style-name="gr2" draw:layer="layout" svg:width="17.774cm" svg:height="7.125cm" svg:x="2.419cm" svg:y="9.43cm">
          <draw:text-box>
            <text:p><text:span text:style-name="T4">int get_answer( int xx )</text:span></text:p>
            <text:p><text:span text:style-name="T4">{</text:span></text:p>
            <text:p><text:span text:style-name="T4"><text:s text:c="3"/></text:span><text:span text:style-name="T4">return (xx-1)/ -1;</text:span></text:p>
            <text:p><text:span text:style-name="T4">}</text:span></text:p>
            <text:p><text:span text:style-name="T4"/></text:p>
            <text:p><text:span text:style-name="T4">int foo= get_answer( INT_MIN+ 1 );</text:span></text:p>
            <text:p><text:span text:style-name="T4"/></text:p>
          </draw:text-box>
        </draw:frame>
        <draw:frame draw:style-name="gr3" draw:text-style-name="P3" draw:layer="layout" svg:width="24.645cm" svg:height="6.554cm" svg:x="2.119cm" svg:y="3.715cm">
          <draw:text-box>
            <text:p><text:span text:style-name="T5">Note that in the common case that the argument values passed to</text:span></text:p>
            <text:p><text:span text:style-name="T5">a function are not known at compile time, the compiler can not </text:span></text:p>
            <text:p><text:span text:style-name="T5">ignore any possible argument values when optimizing.</text:span></text:p>
            <text:p><text:span text:style-name="T5"/></text:p>
            <text:p><text:span text:style-name="T5">Does this generate </text:span><text:span text:style-name="T8">poison</text:span><text:span text:style-name="T5">? <text:s/>If so, where and why?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Sometimes, when code generates </text:span><text:span text:style-name="T7">poison</text:span><text:span text:style-name="T1">, it does not matter.</text:span></text:p>
          </draw:text-box>
        </draw:frame>
        <draw:frame draw:style-name="gr2" draw:text-style-name="P4" draw:layer="layout" svg:width="26.41cm" svg:height="12.035cm" svg:x="1.905cm" svg:y="4.445cm">
          <draw:text-box>
            <text:p><text:span text:style-name="T4">int16_t irrelevant_poison( int16_t xx, int16_t yy )</text:span></text:p>
            <text:p><text:span text:style-name="T4">{</text:span></text:p>
            <text:p><text:span text:style-name="T4"><text:s text:c="3"/></text:span><text:span text:style-name="T4">int16_t result= xx;</text:span></text:p>
            <text:p><text:span text:style-name="T4"><text:s text:c="3"/></text:span><text:span text:style-name="T4">if ( yy &gt; 7 ) <text:s/>{</text:span></text:p>
            <text:p><text:span text:style-name="T4"><text:s text:c="6"/></text:span><text:span text:style-name="T4">result= xx+ 7;</text:span></text:p>
            <text:p><text:span text:style-name="T4"><text:s text:c="3"/></text:span><text:span text:style-name="T4">} else {</text:span></text:p>
            <text:p><text:span text:style-name="T4"><text:s text:c="6"/></text:span><text:span text:style-name="T4">result= 2* xx+ 3;</text:span></text:p>
            <text:p><text:span text:style-name="T4"><text:s text:c="3"/></text:span><text:span text:style-name="T4">}</text:span></text:p>
            <text:p><text:span text:style-name="T4"><text:s text:c="3"/></text:span><text:span text:style-name="T4">return result;</text:span></text:p>
            <text:p><text:span text:style-name="T4">}</text:span></text:p>
            <text:p><text:span text:style-name="T4">int16_t foo= irrelevant_poison( 32770, -1 );</text:span></text:p>
            <text:p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(cont)</text:span></text:p>
          </draw:text-box>
        </draw:frame>
        <draw:frame draw:style-name="gr2" draw:text-style-name="P4" draw:layer="layout" svg:width="25.902cm" svg:height="8.107cm" svg:x="1.905cm" svg:y="5.715cm">
          <draw:text-box>
            <text:p><text:span text:style-name="T4">int16_t irrelevant_poison( int16_t xx, int16_t yy)</text:span></text:p>
            <text:p><text:span text:style-name="T4">{</text:span></text:p>
            <text:p><text:span text:style-name="T4"><text:s text:c="3"/></text:span><text:span text:style-name="T4">int16_t tmp1= xx+ 7;</text:span></text:p>
            <text:p><text:span text:style-name="T4"><text:s text:c="3"/></text:span><text:span text:style-name="T4">int16_t tmp2= xx* 2+ 3;</text:span></text:p>
            <text:p><text:span text:style-name="T4"><text:s text:c="3"/></text:span><text:span text:style-name="T4">return (yy &gt; 7) ? tmp1 : tmp2;</text:span></text:p>
            <text:p><text:span text:style-name="T4">}</text:span></text:p>
            <text:p><text:span text:style-name="T4">int16_t foo= irrelevant_poison( 32770, -1 );</text:span></text:p>
            <text:p><text:span text:style-name="T4"/></text:p>
          </draw:text-box>
        </draw:frame>
        <draw:frame draw:style-name="gr3" draw:text-style-name="P6" draw:layer="layout" svg:width="25.191cm" svg:height="16.136cm" svg:x="1.905cm" svg:y="3.175cm">
          <draw:text-box>
            <text:p><text:span text:style-name="T5">This often gets optimized into the following code, which generates </text:span></text:p>
            <text:p><text:span text:style-name="T8">poison</text:span><text:span text:style-name="T5">. Is the final result </text:span><text:span text:style-name="T8">poisoned</text:span><text:span text:style-name="T5">? <text:s/>Why or why not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Note that branching has been very time consuming on processors</text:span></text:p>
            <text:p><text:span text:style-name="T5">designed over the last 20+ years. <text:s/>(Branching flushes pipelines, and</text:span></text:p>
            <text:p><text:span text:style-name="T5">branch prediction is not nearly accurate enough to compensate.)</text:span></text:p>
            <text:p><text:span text:style-name="T5">Branch-removing optimizations like the above are critical to make </text:span></text:p>
            <text:p><text:span text:style-name="T5">code run fast enough to be useful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<text:s/></text:span></text:p>
          </draw:text-box>
        </draw:frame>
        <draw:frame draw:style-name="gr3" draw:text-style-name="P6" draw:layer="layout" svg:width="24.489cm" svg:height="6.612cm" svg:x="2.119cm" svg:y="5.715cm">
          <draw:text-box>
            <text:p><text:span text:style-name="T9">Research Tack:</text:span><text:span text:style-name="T10"> create an interpreter for compiler output </text:span></text:p>
            <text:p><text:span text:style-name="T10">that detects </text:span><text:span text:style-name="T11">poison</text:span><text:span text:style-name="T10"> values, traces them, and halts when they are </text:span></text:p>
            <text:p><text:span text:style-name="T10">output. <text:s/>This has shown that some optimizations thought to </text:span></text:p>
            <text:p><text:span text:style-name="T10">be correct inadvertantly create </text:span><text:span text:style-name="T11">poison</text:span><text:span text:style-name="T10"> values under some realistic</text:span></text:p>
            <text:p><text:span text:style-name="T10">circumstances.</text:span><text:span text:style-name="T9"> </text:span><text:span text:style-name="T10"><text:s/>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4.13cm" svg:height="3.079cm" svg:x="1.905cm" svg:y="1.27cm">
          <draw:text-box>
            <text:p><text:span text:style-name="T1">Some definitions of </text:span><text:span text:style-name="T7">poison</text:span><text:span text:style-name="T1"> are themselves ambiguous.</text:span></text:p>
          </draw:text-box>
        </draw:frame>
        <draw:frame draw:style-name="gr2" draw:text-style-name="P4" draw:layer="layout" svg:width="15.234cm" svg:height="5.161cm" svg:x="10.795cm" svg:y="4.215cm">
          <draw:text-box>
            <text:p><text:span text:style-name="T4">int16_t seed= INT16_MAX- 1;</text:span></text:p>
            <text:p><text:span text:style-name="T4">seed+= 5; // generates poison</text:span></text:p>
            <text:p><text:span text:style-name="T4">seed= seed &lt;&lt; 8;</text:span></text:p>
            <text:p><text:span text:style-name="T4">seed= seed &amp; 0xff;</text:span></text:p>
            <text:p><text:span text:style-name="T4"/></text:p>
          </draw:text-box>
        </draw:frame>
        <draw:frame draw:style-name="gr3" draw:text-style-name="P6" draw:layer="layout" svg:width="25.208cm" svg:height="16.085cm" svg:x="2.119cm" svg:y="4.215cm">
          <draw:text-box>
            <text:p><text:span text:style-name="T5">In C: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Should “seed” contain </text:span><text:span text:style-name="T8">poison</text:span><text:span text:style-name="T5">? <text:s/>Should the programmer expect a</text:span></text:p>
            <text:p><text:span text:style-name="T5">specific value for “seed”, or can an optimizer insert any value it</text:span></text:p>
            <text:p><text:span text:style-name="T5">desires?</text:span></text:p>
            <text:p><text:span text:style-name="T5"/></text:p>
            <text:p><text:span text:style-name="T5">The current compiler specification defines </text:span><text:span text:style-name="T8">poison</text:span><text:span text:style-name="T5"> rather vaguely. <text:s/></text:span></text:p>
            <text:p><text:span text:style-name="T5">It is a tribute to the intuition and intelligence of the compiler </text:span></text:p>
            <text:p><text:span text:style-name="T5">contributors that this has worked so far. <text:s/>We have been lucky. <text:s/>But</text:span></text:p>
            <text:p><text:span text:style-name="T5">our research shows it does not work for the next generation of </text:span></text:p>
            <text:p><text:span text:style-name="T5">compiler optimiz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(cont)</text:span></text:p>
          </draw:text-box>
        </draw:frame>
        <draw:frame draw:style-name="gr3" draw:text-style-name="P6" draw:layer="layout" svg:width="24.861cm" svg:height="3.406cm" svg:x="2.119cm" svg:y="5.715cm">
          <draw:text-box>
            <text:p><text:span text:style-name="T9">Research Tack:</text:span><text:span text:style-name="T10"> create a formal, mathematical definition of</text:span></text:p>
            <text:p><text:span text:style-name="T11">poison</text:span><text:span text:style-name="T10"> that can be used to verify proposed compiler optimiz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4.13cm" svg:height="4.493cm" svg:x="1.905cm" svg:y="1.27cm">
          <draw:text-box>
            <text:p><text:span text:style-name="T1">The formal </text:span><text:span text:style-name="T7">poison</text:span><text:span text:style-name="T1"> specification must make enough sense to the compiler maintainers that</text:span></text:p>
            <text:p><text:span text:style-name="T1">they can understand and use our results.</text:span></text:p>
          </draw:text-box>
        </draw:frame>
        <draw:frame draw:style-name="gr3" draw:text-style-name="P6" draw:layer="layout" svg:width="25.58cm" svg:height="12.966cm" svg:x="2.119cm" svg:y="5.715cm">
          <draw:text-box>
            <text:p><text:span text:style-name="T5"/></text:p>
            <text:p><text:span text:style-name="T9">Research Tack:</text:span><text:span text:style-name="T10"> compare formal </text:span><text:span text:style-name="T11">poison</text:span><text:span text:style-name="T10"> definitions with the </text:span></text:p>
            <text:p><text:span text:style-name="T10">intuitive expectations of the LLVM compiler development</text:span></text:p>
            <text:p><text:span text:style-name="T10">community, and justify any discrepancies.</text:span></text:p>
            <text:p><text:span text:style-name="T10"/></text:p>
            <text:p><text:span text:style-name="T10">And, of course, the results have to allow enough optimization that </text:span></text:p>
            <text:p><text:span text:style-name="T10">end-users' applications run reasonably quickly.</text:span></text:p>
            <text:p><text:span text:style-name="T10"/></text:p>
            <text:p><text:span text:style-name="T9">Research Tack:</text:span><text:span text:style-name="T10"> make sure that as many existing optimizations</text:span></text:p>
            <text:p><text:span text:style-name="T10">as possible are still possible. <text:s/>Verify speed and accuracy differences</text:span></text:p>
            <text:p><text:span text:style-name="T10">on end-user applications.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4.13cm" svg:height="1.665cm" svg:x="1.905cm" svg:y="1.27cm">
          <draw:text-box>
            <text:p><text:span text:style-name="T1">Slide title</text:span></text:p>
          </draw:text-box>
        </draw:frame>
        <draw:frame draw:style-name="gr2" draw:text-style-name="P4" draw:layer="layout" svg:width="9.646cm" svg:height="2.215cm" svg:x="10.795cm" svg:y="5.715cm">
          <draw:text-box>
            <text:p><text:span text:style-name="T4">Sample source code</text:span></text:p>
            <text:p><text:span text:style-name="T4"/></text:p>
          </draw:text-box>
        </draw:frame>
        <draw:frame draw:style-name="gr3" draw:text-style-name="P6" draw:layer="layout" svg:width="4.168cm" svg:height="2.318cm" svg:x="2.119cm" svg:y="5.715cm">
          <draw:text-box>
            <text:p><text:span text:style-name="T5">Body text</text:span></text:p>
            <text:p><text:span text:style-name="T6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4M51S</meta:editing-duration>
    <meta:editing-cycles>17</meta:editing-cycles>
    <dc:date>2015-02-16T13:47:42</dc:date>
    <dc:creator>Christian Schreiner</dc:creator>
    <meta:generator>LibreOffice/4.0.4.2$Linux_X86_64 LibreOffice_project/400m0$Build-2</meta:generator>
    <meta:document-statistic meta:object-count="81"/>
  </office:meta>
</office:document-meta>
</file>